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974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cc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Nazwa/ID</text:p>
          </table:table-cell>
          <table:table-cell/>
          <table:table-cell table:style-name="ce7" office:value-type="string">
            <text:p>Priorytet</text:p>
          </table:table-cell>
          <table:table-cell table:style-name="ce7" office:value-type="string">
            <text:p>Story Points</text:p>
          </table:table-cell>
          <table:table-cell table:number-columns-repeated="16"/>
        </table:table-row>
        <table:table-row table:style-name="ro1">
          <table:table-cell table:style-name="ce2" office:value-type="string">
            <text:p>zarządzanie notatkami (dodanie, edycja, usunięcie)</text:p>
          </table:table-cell>
          <table:table-cell table:number-columns-repeated="2"/>
          <table:table-cell table:formula="of:=SUM([.D3:.D12])" office:value-type="float" office:value="45">
            <text:p>45</text:p>
          </table:table-cell>
          <table:table-cell table:number-columns-repeated="14"/>
          <table:table-cell office:value-type="string">
            <text:p>zarządzanie kontaktami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office:value-type="string">
            <text:p>wybranie kategorii</text:p>
          </table:table-cell>
          <table:table-cell office:value-type="string">
            <text:p>średn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ybieranie typu z kategorii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string">
            <text:p>zapraszanie użytkowników do znajomyc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żliwość dodania własnych typów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5"/>
          <table:table-cell office:value-type="string">
            <text:p>akceptacja/odrzucanie zaproszeń do znajomych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żliwość dodania własnych kategorii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odczytanie współrzędnych geograficznych gdzie użytkownik znajduje się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przypisanie notatki do miejsca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zapisywanie tematu i opisu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rzypisanie zdjęć do notatki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suwanie dodanych przez siebie notatek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rzypisanie autora, daty utworzenia oraz edycji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podgląd notatek w postaci listy (tytuły) oraz punktów na mapie, wybranie konkretnej notatki wyświetla dane: tytuł, opis, data utworzenia i edycji, autor, komentarze z autorem i datą utworzenia oraz edycji</text:p>
          </table:table-cell>
          <table:table-cell table:number-columns-repeated="2"/>
          <table:table-cell table:formula="of:=SUM([.D15:.D18])" office:value-type="float" office:value="19">
            <text:p>19</text:p>
          </table:table-cell>
          <table:table-cell table:number-columns-repeated="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odanych przez siebie – na swoim profilu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odanych przez znajomych - na stronie głównej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odanych w ramach grup, do których jesteśmy przypisani – na profilu grupy</text:p>
          </table:table-cell>
          <table:table-cell office:value-type="string">
            <text:p>nis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4">
            <text:p>14</text:p>
          </table:table-cell>
          <table:table-cell table:style-name="ce5" office:value-type="string">
            <text:p>przypisanych do miejsc znajdujących się w okolicy - podgląd poprzez nakładanie na obraz z kamery telefonu</text:p>
          </table:table-cell>
          <table:table-cell office:value-type="string">
            <text:p>wysoki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2" office:value-type="string">
            <text:p>zarządzanie komentarzami notatek</text:p>
          </table:table-cell>
          <table:table-cell table:number-columns-repeated="2"/>
          <table:table-cell table:formula="of:=SUM([.D22:.D24])" office:value-type="float" office:value="11">
            <text:p>11</text:p>
          </table:table-cell>
          <table:table-cell table:number-columns-repeated="16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string">
            <text:p>dodanie/edycja, pola: treść, lista zdjęć</text:p>
          </table:table-cell>
          <table:table-cell office:value-type="string">
            <text:p>średn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dgląd komentarzy notatki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sunięcie komentarza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zarządzanie grupami (dodanie, edycja, usunięcie)</text:p>
          </table:table-cell>
          <table:table-cell table:number-columns-repeated="2"/>
          <table:table-cell table:formula="of:=SUM([.D27:.D32])" office:value-type="float" office:value="23">
            <text:p>23</text:p>
          </table:table-cell>
          <table:table-cell table:number-columns-repeated="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adanie grupie nazwy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zapraszanie znajomych do grupy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kceptowanie/odrzucanie zaproszeń do grupy przez administratorów</text:p>
          </table:table-cell>
          <table:table-cell office:value-type="string">
            <text:p>wysok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suwanie grup przez administratorów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rzypisanie twórcy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stawienie administratorów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rejestracja</text:p>
          </table:table-cell>
          <table:table-cell table:number-columns-repeated="2"/>
          <table:table-cell table:formula="of:=SUM([.D35:.D38])" office:value-type="float" office:value="8">
            <text:p>8</text:p>
          </table:table-cell>
          <table:table-cell table:number-columns-repeated="1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zapisanie loginu, hasła emaila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rawdzenie unikalności loginu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prawdzenie poprawności hasła (min 8 znaków alfanumerycznych), podwójne wpisanie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sprawdzenie poprawności emaila</text:p>
          </table:table-cell>
          <table:table-cell office:value-type="string">
            <text:p>wyso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logowanie</text:p>
          </table:table-cell>
          <table:table-cell table:number-columns-repeated="2"/>
          <table:table-cell table:formula="of:=SUM([.D41:.D42])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utoryzacja</text:p>
          </table:table-cell>
          <table:table-cell office:value-type="string">
            <text:p>wyso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zypominanie hasła poprzez email</text:p>
          </table:table-cell>
          <table:table-cell office:value-type="string">
            <text:p>niski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wyszukiwanie użytkowników</text:p>
          </table:table-cell>
          <table:table-cell table:number-columns-repeated="2"/>
          <table:table-cell table:formula="of:=SUM([.D45])"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yszukiwane po nazwisku i imieniu w bazie wszystkich użytkowników</text:p>
          </table:table-cell>
          <table:table-cell office:value-type="string">
            <text:p>średni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profil zalogowanego użytkownika</text:p>
          </table:table-cell>
          <table:table-cell table:number-columns-repeated="2"/>
          <table:table-cell table:formula="of:=SUM([.D48:.D49])"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dycja hasła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dycja maila</text:p>
          </table:table-cell>
          <table:table-cell office:value-type="string">
            <text:p>niski</text:p>
          </table:table-cell>
          <table:table-cell office:value-type="float" office:value="2">
            <text:p>2</text:p>
          </table:table-cell>
          <table:table-cell table:number-columns-repeated="1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.03.2015</text:date>, <text:time>15:21:0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0:15:44.17</meta:creation-date>
    <dc:date>2015-03-26T15:21:07.80</dc:date>
    <meta:editing-duration>PT2H39M24S</meta:editing-duration>
    <meta:editing-cycles>19</meta:editing-cycles>
    <meta:generator>OpenOffice/4.1.1$Win32 OpenOffice.org_project/411m6$Build-9775</meta:generator>
    <dc:creator>Szymon Ziewiec</dc:creator>
    <meta:document-statistic meta:table-count="3" meta:cell-count="150" meta:object-count="0"/>
  </office:meta>
</office:document-meta>
</file>